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tserrat" svg:font-family="Montserra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e7dc7" officeooo:paragraph-rsid="001e7dc7" style:font-weight-asian="bold" style:font-weight-complex="bold"/>
    </style:style>
    <style:style style:name="P2" style:family="paragraph" style:parent-style-name="Standard">
      <style:text-properties fo:font-weight="normal" officeooo:paragraph-rsid="001e7dc7"/>
    </style:style>
    <style:style style:name="P3" style:family="paragraph" style:parent-style-name="Standard">
      <style:text-properties fo:font-weight="normal" officeooo:paragraph-rsid="001fbf1d"/>
    </style:style>
    <style:style style:name="P4" style:family="paragraph" style:parent-style-name="Text_20_body">
      <style:text-properties fo:font-weight="normal" officeooo:paragraph-rsid="001e7dc7"/>
    </style:style>
    <style:style style:name="P5" style:family="paragraph" style:parent-style-name="Text_20_body">
      <style:paragraph-properties fo:margin-left="0in" fo:margin-right="0in" fo:margin-top="0in" fo:margin-bottom="0.1563in" loext:contextual-spacing="false" fo:line-height="162%" fo:orphans="2" fo:widows="2" fo:text-indent="0in" style:auto-text-indent="false"/>
    </style:style>
    <style:style style:name="P6" style:family="paragraph" style:parent-style-name="Text_20_body">
      <style:paragraph-properties fo:margin-left="0in" fo:margin-right="0in" fo:margin-top="0in" fo:margin-bottom="0.1563in" loext:contextual-spacing="false" fo:line-height="162%" fo:orphans="2" fo:widows="2" fo:text-indent="0in" style:auto-text-indent="false"/>
      <style:text-properties officeooo:paragraph-rsid="001fbf1d"/>
    </style:style>
    <style:style style:name="P7" style:family="paragraph" style:parent-style-name="Text_20_body">
      <style:paragraph-properties fo:margin-left="0in" fo:margin-right="0in" fo:margin-top="0in" fo:margin-bottom="0.1563in" loext:contextual-spacing="false" fo:line-height="162%" fo:orphans="2" fo:widows="2" fo:text-indent="0in" style:auto-text-indent="false"/>
      <style:text-properties officeooo:paragraph-rsid="0020aba1"/>
    </style:style>
    <style:style style:name="P8" style:family="paragraph" style:parent-style-name="Text_20_body">
      <style:paragraph-properties fo:margin-left="0in" fo:margin-right="0in" fo:margin-top="0in" fo:margin-bottom="0.1563in" loext:contextual-spacing="false" fo:line-height="162%" fo:orphans="2" fo:widows="2" fo:text-indent="0in" style:auto-text-indent="false"/>
      <style:text-properties officeooo:paragraph-rsid="0020f0fc"/>
    </style:style>
    <style:style style:name="P9" style:family="paragraph" style:parent-style-name="Text_20_body">
      <style:paragraph-properties fo:margin-left="0in" fo:margin-right="0in" fo:margin-top="0in" fo:margin-bottom="0.1563in" loext:contextual-spacing="false" fo:line-height="162%" fo:orphans="2" fo:widows="2" fo:text-indent="0in" style:auto-text-indent="false"/>
      <style:text-properties fo:font-variant="normal" fo:text-transform="none" style:font-name="Montserrat" fo:font-size="12pt" fo:letter-spacing="normal" fo:font-style="normal" fo:font-weight="normal"/>
    </style:style>
    <style:style style:name="T1" style:family="text">
      <style:text-properties fo:font-variant="normal" fo:text-transform="none" style:font-name="Montserrat" fo:letter-spacing="normal" fo:font-style="normal" fo:font-weight="bold"/>
    </style:style>
    <style:style style:name="T2" style:family="text">
      <style:text-properties fo:font-variant="normal" fo:text-transform="none" style:font-name="Montserrat" fo:letter-spacing="normal" fo:font-style="normal" fo:font-weight="bold" officeooo:rsid="001e7dc7" style:font-weight-asian="normal" style:font-weight-complex="normal"/>
    </style:style>
    <style:style style:name="T3" style:family="text">
      <style:text-properties fo:font-variant="normal" fo:text-transform="none" style:font-name="Montserrat" fo:letter-spacing="normal" fo:font-style="normal" fo:font-weight="bold" officeooo:rsid="001fbf1d"/>
    </style:style>
    <style:style style:name="T4" style:family="text">
      <style:text-properties fo:font-variant="normal" fo:text-transform="none" style:font-name="Montserrat" fo:font-size="12pt" fo:letter-spacing="normal" fo:font-style="normal"/>
    </style:style>
    <style:style style:name="T5" style:family="text">
      <style:text-properties fo:font-variant="normal" fo:text-transform="none" style:font-name="Montserrat" fo:font-size="12pt" fo:letter-spacing="normal" fo:font-style="normal" fo:font-weight="normal"/>
    </style:style>
    <style:style style:name="T6" style:family="text">
      <style:text-properties fo:font-variant="normal" fo:text-transform="none" style:font-name="Montserrat" fo:font-size="12pt" fo:letter-spacing="normal" fo:font-style="normal" fo:font-weight="normal" officeooo:rsid="0020aba1"/>
    </style:style>
    <style:style style:name="T7" style:family="text">
      <style:text-properties fo:font-variant="normal" fo:text-transform="none" style:font-name="Montserrat" fo:font-size="12pt" fo:letter-spacing="normal" fo:font-style="normal" fo:font-weight="normal" style:font-weight-asian="normal" style:font-weight-complex="normal"/>
    </style:style>
    <style:style style:name="T8" style:family="text">
      <style:text-properties fo:font-variant="normal" fo:text-transform="none" style:font-name="Montserrat" fo:font-size="12pt" fo:letter-spacing="normal" fo:font-style="normal" fo:font-weight="normal" officeooo:rsid="0020aba1" style:font-weight-asian="normal" style:font-weight-complex="normal"/>
    </style:style>
    <style:style style:name="T9" style:family="text">
      <style:text-properties fo:font-variant="normal" fo:text-transform="none" style:font-name="Montserrat" fo:font-size="12pt" fo:letter-spacing="normal" fo:font-style="normal" fo:font-weight="bold"/>
    </style:style>
    <style:style style:name="T10" style:family="text">
      <style:text-properties fo:font-variant="normal" fo:text-transform="none" style:font-name="Montserrat" fo:font-size="12pt" fo:letter-spacing="normal" fo:font-style="normal" fo:font-weight="bold" style:font-weight-asian="bold" style:font-weight-complex="bold"/>
    </style:style>
    <style:style style:name="T11" style:family="text">
      <style:text-properties fo:font-variant="normal" fo:text-transform="none" style:font-name="Montserrat" fo:font-size="12pt" fo:letter-spacing="normal" fo:font-style="normal" fo:font-weight="bold" officeooo:rsid="001fbf1d" style:font-weight-asian="bold" style:font-weight-complex="bold"/>
    </style:style>
    <style:style style:name="T12" style:family="text">
      <style:text-properties fo:font-variant="normal" fo:text-transform="none" style:font-name="Montserrat" fo:font-size="12pt" fo:letter-spacing="normal" fo:font-style="normal" fo:font-weight="bold" officeooo:rsid="0020f0fc" style:font-weight-asian="bold" style:font-weight-complex="bold"/>
    </style:style>
    <style:style style:name="T13" style:family="text">
      <style:text-properties fo:font-variant="normal" fo:text-transform="none" style:font-name="Montserrat" fo:font-size="12pt" fo:letter-spacing="normal" fo:font-style="normal" fo:font-weight="bold" officeooo:rsid="0020aba1"/>
    </style:style>
    <style:style style:name="T14" style:family="text">
      <style:text-properties fo:font-variant="normal" fo:text-transform="none" style:font-name="Montserrat" fo:font-size="12pt" fo:letter-spacing="normal" fo:font-style="normal" officeooo:rsid="0020aba1"/>
    </style:style>
    <style:style style:name="T15" style:family="text">
      <style:text-properties fo:font-variant="normal" fo:text-transform="none" fo:color="#555555" style:font-name="Montserrat" fo:font-size="12pt" fo:letter-spacing="normal" fo:font-style="normal" fo:font-weight="bold" officeooo:rsid="0020f0fc" style:font-weight-asian="bold" style:font-weight-complex="bold"/>
    </style:style>
    <style:style style:name="T16" style:family="text">
      <style:text-properties fo:font-variant="normal" fo:text-transform="none" fo:color="#555555" style:font-name="Helvetica Neue" fo:font-size="10.5pt" fo:letter-spacing="normal" fo:font-style="normal" fo:font-weight="normal" officeooo:rsid="0020f0f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 <text:s/>5 AGILE PRACTICES THAT WERE DISCUSSED ARE</text:p>
      <text:p text:style-name="P1"/>
      <text:p text:style-name="P1"/>
      <text:p text:style-name="P2"><text:bookmark text:name="r-4137755"/><text:span text:style-name="T2">1. </text:span><text:span text:style-name="T1">Individuals and interactions</text:span></text:p>
      <text:p text:style-name="P2"><text:span text:style-name="T1"/></text:p>
      <text:p text:style-name="P4"><text:bookmark text:name="r-4137753"/><text:span text:style-name="T4">Viewing humans as the key to successful products and development is a fundamental part of the agile workflow. Getting lost in a labyrinth of services, formal processes, and arbitrary things to do results in bad experiences. Layers and layers of tools disconnect the development process from its ultimate users: </text:span><text:span text:style-name="Strong_20_Emphasis"><text:span text:style-name="T7">human beings.</text:span></text:span></text:p>
      <text:p text:style-name="P9"><text:bookmark text:name="r-4137754"/>This is why it's sometimes easier for small startups to adopt an agile workflow than for enormous corporations. There is less infrastructure and more possible mobility. Implementing agility within behemoth teams that already have existing processes is very difficult. Depending on project needs though, it may be worth it!</text:p>
      <text:p text:style-name="P3"><text:span text:style-name="T3">2. </text:span><text:bookmark text:name="r-4137756"/><text:span text:style-name="T1">Working software</text:span></text:p>
      <text:p text:style-name="P3"><text:span text:style-name="T1"/></text:p>
      <text:p text:style-name="P5"><text:bookmark text:name="r-4138561"/><text:span text:style-name="T5">This piggybacks off the preceding point! It's better to have code that </text:span><text:span text:style-name="Strong_20_Emphasis"><text:span text:style-name="T7">works </text:span></text:span><text:span text:style-name="T5">than code that took weeks longer to ship because of heavy process and documentation.</text:span></text:p>
      <text:p text:style-name="P9"><text:bookmark text:name="r-4138562"/>Let's not mistake this point for saying that documentation is bad though! Writing great documentation can be an engaging and helpful way to involve others in your code projects. It can also help clarify project needs and clear up misunderstandings between collaborators. Just find the right balance!</text:p>
      <text:p text:style-name="P3"><text:span text:style-name="T3">3. </text:span><text:bookmark text:name="r-4138563"/><text:span text:style-name="T1">Customer collaboration</text:span></text:p>
      <text:p text:style-name="P3"><text:span text:style-name="T1"/></text:p>
      <text:p text:style-name="P9"><text:bookmark text:name="r-4138666"/>Customer collaboration is a fascinating and unique part of agile software development. Try to think of some benefits of having customers (or "users" if you prefer) involved in a project-building process.</text:p>
      <text:p text:style-name="P9"><text:bookmark text:name="r-4138911"/>Firstly, involving users as early as possible in the process means that project needs are aligned immediately with the person benefiting from the project. Projects with user input are often more intuitive than projects built just by developers.</text:p>
      <text:p text:style-name="P5"><text:bookmark text:name="r-4139096"/><text:soft-page-break/><text:span text:style-name="T5">Secondly, user-input can harmonize different features because the features are destined for the same person. Even throughout multiple iterations, a feature's development remains guided by its destiny: </text:span><text:span text:style-name="Emphasis"><text:span text:style-name="T5">the user! </text:span></text:span></text:p>
      <text:p text:style-name="P3"><text:span text:style-name="T3">4. </text:span><text:bookmark text:name="r-4137759"/><text:span text:style-name="T1">Responding to change</text:span></text:p>
      <text:p text:style-name="P3"><text:span text:style-name="T1"/></text:p>
      <text:p text:style-name="P5"><text:bookmark text:name="r-4137758"/><text:span text:style-name="T7">Everything on the web is transient and changeable. Think about your favorite websites; odds are they look </text:span><text:span text:style-name="Emphasis"><text:span text:style-name="T7">nothing </text:span></text:span><text:span text:style-name="T7">like they did even 5 years ago! Things move fast (which explains the famous Facebook expression "Move fast and break things!").</text:span></text:p>
      <text:p text:style-name="P5"><text:bookmark text:name="r-4139191"/><text:span text:style-name="T7">A key word in agile development is </text:span><text:span text:style-name="Strong_20_Emphasis"><text:span text:style-name="T7">iterate. </text:span></text:span><text:span text:style-name="T7">Iterating means constantly updating and improving a feature. It's okay to ship a first version of a feature even without every single functionality. They can always be added later, and a good, fast feature release is better than a perfect one that takes 2 years. Ship it!</text:span></text:p>
      <text:p text:style-name="P6"><text:span text:style-name="T11">5. </text:span><text:span text:style-name="Strong_20_Emphasis"><text:span text:style-name="T9">sprint</text:span></text:span></text:p>
      <text:p text:style-name="P7"><text:span text:style-name="Strong_20_Emphasis"><text:span text:style-name="T7">a sprint is a defined period in which a set of tasks are supposed to be finished. These timelines are often either 2 weeks or 30 days</text:span></text:span><text:span text:style-name="Strong_20_Emphasis"><text:span text:style-name="T8">(Sprints are no longer than 30 days because then they'd be too slow to be called sprints!)</text:span></text:span></text:p>
      <text:p text:style-name="P7"><text:span text:style-name="Strong_20_Emphasis"><text:span text:style-name="T8">At the beginning of a sprint, a team gets together to discuss what everyone can commit to and what should be done during the sprint itself. Each functionality within the sprint shouldn't just be preliminarily coded; it should be coded and tested. This encourages the breaking down of large functionalities into smaller iterations. Iterations are a major element of agile workflows.</text:span></text:span></text:p>
      <text:p text:style-name="P7"><text:span text:style-name="Strong_20_Emphasis"><text:span text:style-name="T8">By writing user stories, a product owner can more efficiently prioritize the product backlog during sprint planning meetings and elaborate the product roadmap.</text:span></text:span></text:p>
      <text:p text:style-name="P8"><text:span text:style-name="Strong_20_Emphasis"><text:span text:style-name="T12">NB: when we go through these practices we can seen that the team uses sprint as agile workflow</text:span></text:span><text:span text:style-name="Strong_20_Emphasis"><text:span text:style-name="T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tserrat" svg:font-family="Montserra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36:45.584762551</meta:creation-date>
    <dc:date>2019-01-21T22:05:56.738680715</dc:date>
    <meta:editing-duration>PT7M38S</meta:editing-duration>
    <meta:editing-cycles>1</meta:editing-cycles>
    <meta:document-statistic meta:table-count="0" meta:image-count="0" meta:object-count="0" meta:page-count="2" meta:paragraph-count="19" meta:word-count="535" meta:character-count="3331" meta:non-whitespace-character-count="2813"/>
    <meta:generator>LibreOffice/5.1.6.2$Linux_X86_64 LibreOffice_project/10m0$Build-2</meta:generator>
  </office:meta>
</office:document-meta>
</file>